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8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37">
      <style:table-cell-properties fo:border="thin solid #000000"/>
    </style:style>
    <style:style style:name="ce10" style:family="table-cell" style:parent-style-name="Default" style:data-style-name="N3">
      <style:table-cell-properties fo:border="thin solid #000000"/>
    </style:style>
    <style:style style:name="ce11" style:family="table-cell" style:parent-style-name="Default" style:data-style-name="N36">
      <style:table-cell-properties fo:border="thin solid #000000"/>
    </style:style>
    <style:style style:name="ce12" style:family="table-cell" style:parent-style-name="Default" style:data-style-name="N0">
      <style:table-cell-properties fo:border="thin solid #000000" fo:background-color="#BFBFBF"/>
    </style:style>
    <style:style style:name="ce13" style:family="table-cell" style:parent-style-name="Default" style:data-style-name="N37">
      <style:table-cell-properties fo:border="thin solid #000000" fo:background-color="#BFBFBF"/>
    </style:style>
    <style:style style:name="ce14" style:family="table-cell" style:parent-style-name="Default" style:data-style-name="N36">
      <style:table-cell-properties fo:border="thin solid #000000" fo:background-color="#BFBFBF"/>
    </style:style>
    <style:style style:name="ce15" style:family="table-cell" style:parent-style-name="Default" style:data-style-name="N37"/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Móvel_Pesso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996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5" table:default-cell-style-name="ce1"/>
        <table:table-column table:style-name="co6" table:number-columns-repeated="15361" table:default-cell-style-name="ce1"/>
        <table:table-row table:style-name="ro1">
          <table:table-cell office:value-type="string" table:number-columns-spanned="14" table:number-rows-spanned="1" table:style-name="ce16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7">
            <text:p>SERVIÇO: TELEFONIA MÓVE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9 a DEZ/2019</text:p>
          </table:table-cell>
          <table:table-cell table:number-columns-repeated="4" table:style-name="ce1"/>
          <table:table-cell office:value-type="float" office:value="2019" table:style-name="ce3">
            <text:p>2019</text:p>
          </table:table-cell>
          <table:table-cell table:number-columns-repeated="16378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4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5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GRUPO ECONÔMICO</text:p>
          </table:table-cell>
          <table:table-cell office:value-type="string" table:style-name="ce6">
            <text:p>VARIÁVEL</text:p>
          </table:table-cell>
          <table:table-cell office:value-type="string" table:style-name="ce7">
            <text:p>2019-01</text:p>
          </table:table-cell>
          <table:table-cell office:value-type="string" table:style-name="ce7">
            <text:p>2019-02</text:p>
          </table:table-cell>
          <table:table-cell office:value-type="string" table:style-name="ce7">
            <text:p>2019-03</text:p>
          </table:table-cell>
          <table:table-cell office:value-type="string" table:style-name="ce7">
            <text:p>2019-04</text:p>
          </table:table-cell>
          <table:table-cell office:value-type="string" table:style-name="ce7">
            <text:p>2019-05</text:p>
          </table:table-cell>
          <table:table-cell office:value-type="string" table:style-name="ce7">
            <text:p>2019-06</text:p>
          </table:table-cell>
          <table:table-cell office:value-type="string" table:style-name="ce7">
            <text:p>2019-07</text:p>
          </table:table-cell>
          <table:table-cell office:value-type="string" table:style-name="ce7">
            <text:p>2019-08</text:p>
          </table:table-cell>
          <table:table-cell office:value-type="string" table:style-name="ce7">
            <text:p>2019-09</text:p>
          </table:table-cell>
          <table:table-cell office:value-type="string" table:style-name="ce7">
            <text:p>2019-10</text:p>
          </table:table-cell>
          <table:table-cell office:value-type="string" table:style-name="ce7">
            <text:p>2019-11</text:p>
          </table:table-cell>
          <table:table-cell office:value-type="string" table:style-name="ce7">
            <text:p>2019-1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7.47783687943263" table:style-name="ce9">
            <text:p>87,478</text:p>
          </table:table-cell>
          <table:table-cell office:value-type="float" office:value="86.394557823129247" table:style-name="ce9">
            <text:p>86,395</text:p>
          </table:table-cell>
          <table:table-cell office:value-type="float" office:value="100" table:style-name="ce9">
            <text:p>100,000</text:p>
          </table:table-cell>
          <table:table-cell office:value-type="float" office:value="86.168384879725082" table:style-name="ce9">
            <text:p>86,168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5.705543457863598" table:style-name="ce9">
            <text:p>85,706</text:p>
          </table:table-cell>
          <table:table-cell office:value-type="float" office:value="86.788733820378198" table:style-name="ce9">
            <text:p>86,789</text:p>
          </table:table-cell>
          <table:table-cell office:value-type="float" office:value="85.490356388032041" table:style-name="ce9">
            <text:p>85,490</text:p>
          </table:table-cell>
          <table:table-cell office:value-type="float" office:value="86.910255927915301" table:style-name="ce9">
            <text:p>86,910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43.719434517444981" table:style-name="ce9">
            <text:p>43,719</text:p>
          </table:table-cell>
          <table:table-cell office:value-type="float" office:value="50.978739758961979" table:style-name="ce9">
            <text:p>50,979</text:p>
          </table:table-cell>
          <table:table-cell office:value-type="float" office:value="48.543447881419944" table:style-name="ce9">
            <text:p>48,543</text:p>
          </table:table-cell>
          <table:table-cell office:value-type="float" office:value="50.755556537073652" table:style-name="ce9">
            <text:p>50,756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2.287819278216134" table:style-name="ce9">
            <text:p>82,288</text:p>
          </table:table-cell>
          <table:table-cell office:value-type="float" office:value="89.70222550210211" table:style-name="ce9">
            <text:p>89,702</text:p>
          </table:table-cell>
          <table:table-cell office:value-type="float" office:value="89.534968972984643" table:style-name="ce9">
            <text:p>89,535</text:p>
          </table:table-cell>
          <table:table-cell office:value-type="float" office:value="88.133517148731968" table:style-name="ce9">
            <text:p>88,134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0" table:style-name="ce9">
            <text:p>0,000</text:p>
          </table:table-cell>
          <table:table-cell office:value-type="float" office:value="100" table:style-name="ce9">
            <text:p>10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11"/>
          <table:table-cell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59.53407632839113" table:style-name="ce9">
            <text:p>59,534</text:p>
          </table:table-cell>
          <table:table-cell office:value-type="float" office:value="67.242149254035553" table:style-name="ce9">
            <text:p>67,242</text:p>
          </table:table-cell>
          <table:table-cell office:value-type="float" office:value="68.272088820253543" table:style-name="ce9">
            <text:p>68,272</text:p>
          </table:table-cell>
          <table:table-cell office:value-type="float" office:value="61.204066246905832" table:style-name="ce9">
            <text:p>61,204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9.599836476461803" table:style-name="ce9">
            <text:p>89,600</text:p>
          </table:table-cell>
          <table:table-cell office:value-type="float" office:value="92.256343961381759" table:style-name="ce9">
            <text:p>92,256</text:p>
          </table:table-cell>
          <table:table-cell office:value-type="float" office:value="94.701654965514166" table:style-name="ce9">
            <text:p>94,702</text:p>
          </table:table-cell>
          <table:table-cell office:value-type="float" office:value="95.491390428144427" table:style-name="ce9">
            <text:p>95,491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Índice de Reclamações</text:p>
          </table:table-cell>
          <table:table-cell office:value-type="float" office:value="0.14748880693322916" table:style-name="ce9">
            <text:p>0,147</text:p>
          </table:table-cell>
          <table:table-cell office:value-type="float" office:value="0.15376492637719633" table:style-name="ce9">
            <text:p>0,154</text:p>
          </table:table-cell>
          <table:table-cell office:value-type="float" office:value="0.13885914269777425" table:style-name="ce9">
            <text:p>0,139</text:p>
          </table:table-cell>
          <table:table-cell office:value-type="float" office:value="0.15323104239760771" table:style-name="ce9">
            <text:p>0,153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Índice de Reclamações</text:p>
          </table:table-cell>
          <table:table-cell office:value-type="float" office:value="0.48588913084272817" table:style-name="ce9">
            <text:p>0,486</text:p>
          </table:table-cell>
          <table:table-cell office:value-type="float" office:value="0.46422532359243612" table:style-name="ce9">
            <text:p>0,464</text:p>
          </table:table-cell>
          <table:table-cell office:value-type="float" office:value="0.49019287223935937" table:style-name="ce9">
            <text:p>0,490</text:p>
          </table:table-cell>
          <table:table-cell office:value-type="float" office:value="0.46179488144169401" table:style-name="ce9">
            <text:p>0,462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Índice de Reclamações</text:p>
          </table:table-cell>
          <table:table-cell office:value-type="float" office:value="1.2248965598135435" table:style-name="ce9">
            <text:p>1,225</text:p>
          </table:table-cell>
          <table:table-cell office:value-type="float" office:value="1.0745847880398447" table:style-name="ce9">
            <text:p>1,075</text:p>
          </table:table-cell>
          <table:table-cell office:value-type="float" office:value="1.125264410618088" table:style-name="ce9">
            <text:p>1,125</text:p>
          </table:table-cell>
          <table:table-cell office:value-type="float" office:value="1.0511502674348188" table:style-name="ce9">
            <text:p>1,051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Índice de Reclamações</text:p>
          </table:table-cell>
          <table:table-cell office:value-type="float" office:value="0.44325821064958509" table:style-name="ce9">
            <text:p>0,443</text:p>
          </table:table-cell>
          <table:table-cell office:value-type="float" office:value="0.40595548995795783" table:style-name="ce9">
            <text:p>0,406</text:p>
          </table:table-cell>
          <table:table-cell office:value-type="float" office:value="0.40930062054030708" table:style-name="ce9">
            <text:p>0,409</text:p>
          </table:table-cell>
          <table:table-cell office:value-type="float" office:value="0.43732965702536064" table:style-name="ce9">
            <text:p>0,437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Índice de Reclamações</text:p>
          </table:table-cell>
          <table:table-cell office:value-type="float" office:value="4.8842434306925857E-2" table:style-name="ce9">
            <text:p>0,049</text:p>
          </table:table-cell>
          <table:table-cell office:value-type="float" office:value="4.9615480029769288E-2" table:style-name="ce9">
            <text:p>0,050</text:p>
          </table:table-cell>
          <table:table-cell office:value-type="float" office:value="0.81038617381956501" table:style-name="ce9">
            <text:p>0,810</text:p>
          </table:table-cell>
          <table:table-cell office:value-type="float" office:value="1.6947716295229218E-2" table:style-name="ce9">
            <text:p>0,017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Índice de Reclamações</text:p>
          </table:table-cell>
          <table:table-cell office:value-type="float" office:value="1.0093184734321774" table:style-name="ce9">
            <text:p>1,009</text:p>
          </table:table-cell>
          <table:table-cell office:value-type="float" office:value="0.85515701491928897" table:style-name="ce9">
            <text:p>0,855</text:p>
          </table:table-cell>
          <table:table-cell office:value-type="float" office:value="0.83455822359492893" table:style-name="ce9">
            <text:p>0,835</text:p>
          </table:table-cell>
          <table:table-cell office:value-type="float" office:value="0.97591867506188335" table:style-name="ce9">
            <text:p>0,976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Índice de Reclamações</text:p>
          </table:table-cell>
          <table:table-cell office:value-type="float" office:value="0.40800327047076401" table:style-name="ce9">
            <text:p>0,408</text:p>
          </table:table-cell>
          <table:table-cell office:value-type="float" office:value="0.35487312077236471" table:style-name="ce9">
            <text:p>0,355</text:p>
          </table:table-cell>
          <table:table-cell office:value-type="float" office:value="0.3059669006897166" table:style-name="ce9">
            <text:p>0,306</text:p>
          </table:table-cell>
          <table:table-cell office:value-type="float" office:value="0.29017219143711143" table:style-name="ce9">
            <text:p>0,290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274673" table:style-name="ce10">
            <text:p>1.274.673</text:p>
          </table:table-cell>
          <table:table-cell office:value-type="float" office:value="1274673" table:style-name="ce10">
            <text:p>1.274.673</text:p>
          </table:table-cell>
          <table:table-cell office:value-type="float" office:value="1274673" table:style-name="ce10">
            <text:p>1.274.673</text:p>
          </table:table-cell>
          <table:table-cell office:value-type="float" office:value="1266062" table:style-name="ce10">
            <text:p>1.266.062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56412046" table:style-name="ce10">
            <text:p>56.412.046</text:p>
          </table:table-cell>
          <table:table-cell office:value-type="float" office:value="56416569" table:style-name="ce10">
            <text:p>56.416.569</text:p>
          </table:table-cell>
          <table:table-cell office:value-type="float" office:value="56416569" table:style-name="ce10">
            <text:p>56.416.569</text:p>
          </table:table-cell>
          <table:table-cell office:value-type="float" office:value="56375679" table:style-name="ce10">
            <text:p>56.375.679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3350487" table:style-name="ce10">
            <text:p>3.350.487</text:p>
          </table:table-cell>
          <table:table-cell office:value-type="float" office:value="3393869" table:style-name="ce10">
            <text:p>3.393.869</text:p>
          </table:table-cell>
          <table:table-cell office:value-type="float" office:value="3393869" table:style-name="ce10">
            <text:p>3.393.869</text:p>
          </table:table-cell>
          <table:table-cell office:value-type="float" office:value="3442895" table:style-name="ce10">
            <text:p>3.442.895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37671045" table:style-name="ce10">
            <text:p>37.671.045</text:p>
          </table:table-cell>
          <table:table-cell office:value-type="float" office:value="37666691" table:style-name="ce10">
            <text:p>37.666.691</text:p>
          </table:table-cell>
          <table:table-cell office:value-type="float" office:value="37666691" table:style-name="ce10">
            <text:p>37.666.691</text:p>
          </table:table-cell>
          <table:table-cell office:value-type="float" office:value="37582633" table:style-name="ce10">
            <text:p>37.582.633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61422" table:style-name="ce10">
            <text:p>61.422</text:p>
          </table:table-cell>
          <table:table-cell office:value-type="float" office:value="60465" table:style-name="ce10">
            <text:p>60.465</text:p>
          </table:table-cell>
          <table:table-cell office:value-type="float" office:value="60465" table:style-name="ce10">
            <text:p>60.465</text:p>
          </table:table-cell>
          <table:table-cell office:value-type="float" office:value="59005" table:style-name="ce10">
            <text:p>59.005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55748509" table:style-name="ce10">
            <text:p>55.748.509</text:p>
          </table:table-cell>
          <table:table-cell office:value-type="float" office:value="55343053" table:style-name="ce10">
            <text:p>55.343.053</text:p>
          </table:table-cell>
          <table:table-cell office:value-type="float" office:value="55343053" table:style-name="ce10">
            <text:p>55.343.053</text:p>
          </table:table-cell>
          <table:table-cell office:value-type="float" office:value="55207469" table:style-name="ce10">
            <text:p>55.207.469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73239609" table:style-name="ce10">
            <text:p>73.239.609</text:p>
          </table:table-cell>
          <table:table-cell office:value-type="float" office:value="73426243" table:style-name="ce10">
            <text:p>73.426.243</text:p>
          </table:table-cell>
          <table:table-cell office:value-type="float" office:value="73426243" table:style-name="ce10">
            <text:p>73.426.243</text:p>
          </table:table-cell>
          <table:table-cell office:value-type="float" office:value="73587341" table:style-name="ce10">
            <text:p>73.587.341</text:p>
          </table:table-cell>
          <table:table-cell table:number-columns-repeated="8" table:style-name="ce10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abertas</text:p>
          </table:table-cell>
          <table:table-cell office:value-type="float" office:value="19" table:style-name="ce10">
            <text:p>19</text:p>
          </table:table-cell>
          <table:table-cell office:value-type="float" office:value="24" table:style-name="ce10">
            <text:p>24</text:p>
          </table:table-cell>
          <table:table-cell office:value-type="float" office:value="10" table:style-name="ce10">
            <text:p>10</text:p>
          </table:table-cell>
          <table:table-cell office:value-type="float" office:value="20" table:style-name="ce10">
            <text:p>20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abertas</text:p>
          </table:table-cell>
          <table:table-cell office:value-type="float" office:value="1518" table:style-name="ce10">
            <text:p>1.518</text:p>
          </table:table-cell>
          <table:table-cell office:value-type="float" office:value="1700" table:style-name="ce10">
            <text:p>1.700</text:p>
          </table:table-cell>
          <table:table-cell office:value-type="float" office:value="1736" table:style-name="ce10">
            <text:p>1.736</text:p>
          </table:table-cell>
          <table:table-cell office:value-type="float" office:value="1453" table:style-name="ce10">
            <text:p>1.453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reabertas</text:p>
          </table:table-cell>
          <table:table-cell office:value-type="float" office:value="265" table:style-name="ce10">
            <text:p>265</text:p>
          </table:table-cell>
          <table:table-cell office:value-type="float" office:value="272" table:style-name="ce10">
            <text:p>272</text:p>
          </table:table-cell>
          <table:table-cell office:value-type="float" office:value="207" table:style-name="ce10">
            <text:p>207</text:p>
          </table:table-cell>
          <table:table-cell office:value-type="float" office:value="164" table:style-name="ce10">
            <text:p>164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abertas</text:p>
          </table:table-cell>
          <table:table-cell office:value-type="float" office:value="1393" table:style-name="ce10">
            <text:p>1.393</text:p>
          </table:table-cell>
          <table:table-cell office:value-type="float" office:value="1151" table:style-name="ce10">
            <text:p>1.151</text:p>
          </table:table-cell>
          <table:table-cell office:value-type="float" office:value="1127" table:style-name="ce10">
            <text:p>1.127</text:p>
          </table:table-cell>
          <table:table-cell office:value-type="float" office:value="1232" table:style-name="ce10">
            <text:p>1.232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abertas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abertas</text:p>
          </table:table-cell>
          <table:table-cell office:value-type="float" office:value="3957" table:style-name="ce10">
            <text:p>3.957</text:p>
          </table:table-cell>
          <table:table-cell office:value-type="float" office:value="2998" table:style-name="ce10">
            <text:p>2.998</text:p>
          </table:table-cell>
          <table:table-cell office:value-type="float" office:value="3112" table:style-name="ce10">
            <text:p>3.112</text:p>
          </table:table-cell>
          <table:table-cell office:value-type="float" office:value="3504" table:style-name="ce10">
            <text:p>3.504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abertas</text:p>
          </table:table-cell>
          <table:table-cell office:value-type="float" office:value="1906" table:style-name="ce10">
            <text:p>1.906</text:p>
          </table:table-cell>
          <table:table-cell office:value-type="float" office:value="1802" table:style-name="ce10">
            <text:p>1.802</text:p>
          </table:table-cell>
          <table:table-cell office:value-type="float" office:value="1371" table:style-name="ce10">
            <text:p>1.371</text:p>
          </table:table-cell>
          <table:table-cell office:value-type="float" office:value="1378" table:style-name="ce10">
            <text:p>1.378</text:p>
          </table:table-cell>
          <table:table-cell table:number-columns-repeated="8" table:style-name="ce10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</text:p>
          </table:table-cell>
          <table:table-cell office:value-type="float" office:value="188" table:style-name="ce10">
            <text:p>188</text:p>
          </table:table-cell>
          <table:table-cell office:value-type="float" office:value="196" table:style-name="ce10">
            <text:p>196</text:p>
          </table:table-cell>
          <table:table-cell office:value-type="float" office:value="177" table:style-name="ce10">
            <text:p>177</text:p>
          </table:table-cell>
          <table:table-cell office:value-type="float" office:value="194" table:style-name="ce10">
            <text:p>194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clamações</text:p>
          </table:table-cell>
          <table:table-cell office:value-type="float" office:value="27410" table:style-name="ce10">
            <text:p>27.410</text:p>
          </table:table-cell>
          <table:table-cell office:value-type="float" office:value="26190" table:style-name="ce10">
            <text:p>26.190</text:p>
          </table:table-cell>
          <table:table-cell office:value-type="float" office:value="27655" table:style-name="ce10">
            <text:p>27.655</text:p>
          </table:table-cell>
          <table:table-cell office:value-type="float" office:value="26034" table:style-name="ce10">
            <text:p>26.034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reclamações</text:p>
          </table:table-cell>
          <table:table-cell office:value-type="float" office:value="4104" table:style-name="ce10">
            <text:p>4.104</text:p>
          </table:table-cell>
          <table:table-cell office:value-type="float" office:value="3647" table:style-name="ce10">
            <text:p>3.647</text:p>
          </table:table-cell>
          <table:table-cell office:value-type="float" office:value="3819" table:style-name="ce10">
            <text:p>3.819</text:p>
          </table:table-cell>
          <table:table-cell office:value-type="float" office:value="3619" table:style-name="ce10">
            <text:p>3.619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</text:p>
          </table:table-cell>
          <table:table-cell office:value-type="float" office:value="16698" table:style-name="ce10">
            <text:p>16.698</text:p>
          </table:table-cell>
          <table:table-cell office:value-type="float" office:value="15291" table:style-name="ce10">
            <text:p>15.291</text:p>
          </table:table-cell>
          <table:table-cell office:value-type="float" office:value="15417" table:style-name="ce10">
            <text:p>15.417</text:p>
          </table:table-cell>
          <table:table-cell office:value-type="float" office:value="16436" table:style-name="ce10">
            <text:p>16.436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clamações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49" table:style-name="ce10">
            <text:p>49</text:p>
          </table:table-cell>
          <table:table-cell office:value-type="float" office:value="1" table:style-name="ce10">
            <text:p>1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clamações</text:p>
          </table:table-cell>
          <table:table-cell office:value-type="float" office:value="56268" table:style-name="ce10">
            <text:p>56.268</text:p>
          </table:table-cell>
          <table:table-cell office:value-type="float" office:value="47327" table:style-name="ce10">
            <text:p>47.327</text:p>
          </table:table-cell>
          <table:table-cell office:value-type="float" office:value="46187" table:style-name="ce10">
            <text:p>46.187</text:p>
          </table:table-cell>
          <table:table-cell office:value-type="float" office:value="53878" table:style-name="ce10">
            <text:p>53.878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</text:p>
          </table:table-cell>
          <table:table-cell office:value-type="float" office:value="29882" table:style-name="ce10">
            <text:p>29.882</text:p>
          </table:table-cell>
          <table:table-cell office:value-type="float" office:value="26057" table:style-name="ce10">
            <text:p>26.057</text:p>
          </table:table-cell>
          <table:table-cell office:value-type="float" office:value="22466" table:style-name="ce10">
            <text:p>22.466</text:p>
          </table:table-cell>
          <table:table-cell office:value-type="float" office:value="21353" table:style-name="ce10">
            <text:p>21.353</text:p>
          </table:table-cell>
          <table:table-cell table:number-columns-repeated="8" table:style-name="ce10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488" table:style-name="ce10">
            <text:p>488</text:p>
          </table:table-cell>
          <table:table-cell office:value-type="float" office:value="543" table:style-name="ce10">
            <text:p>543</text:p>
          </table:table-cell>
          <table:table-cell office:value-type="float" office:value="544" table:style-name="ce10">
            <text:p>544</text:p>
          </table:table-cell>
          <table:table-cell office:value-type="float" office:value="561" table:style-name="ce10">
            <text:p>561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67469" table:style-name="ce10">
            <text:p>67.469</text:p>
          </table:table-cell>
          <table:table-cell office:value-type="float" office:value="71466" table:style-name="ce10">
            <text:p>71.466</text:p>
          </table:table-cell>
          <table:table-cell office:value-type="float" office:value="75625" table:style-name="ce10">
            <text:p>75.625</text:p>
          </table:table-cell>
          <table:table-cell office:value-type="float" office:value="81206" table:style-name="ce10">
            <text:p>81.206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1569" table:style-name="ce10">
            <text:p>11.569</text:p>
          </table:table-cell>
          <table:table-cell office:value-type="float" office:value="11458" table:style-name="ce10">
            <text:p>11.458</text:p>
          </table:table-cell>
          <table:table-cell office:value-type="float" office:value="11103" table:style-name="ce10">
            <text:p>11.103</text:p>
          </table:table-cell>
          <table:table-cell office:value-type="float" office:value="11568" table:style-name="ce10">
            <text:p>11.568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46730" table:style-name="ce10">
            <text:p>46.730</text:p>
          </table:table-cell>
          <table:table-cell office:value-type="float" office:value="46001" table:style-name="ce10">
            <text:p>46.001</text:p>
          </table:table-cell>
          <table:table-cell office:value-type="float" office:value="46090" table:style-name="ce10">
            <text:p>46.090</text:p>
          </table:table-cell>
          <table:table-cell office:value-type="float" office:value="47406" table:style-name="ce10">
            <text:p>47.406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45" table:style-name="ce10">
            <text:p>45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55" table:style-name="ce10">
            <text:p>55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48344" table:style-name="ce10">
            <text:p>148.344</text:p>
          </table:table-cell>
          <table:table-cell office:value-type="float" office:value="153899" table:style-name="ce10">
            <text:p>153.899</text:p>
          </table:table-cell>
          <table:table-cell office:value-type="float" office:value="151402" table:style-name="ce10">
            <text:p>151.402</text:p>
          </table:table-cell>
          <table:table-cell office:value-type="float" office:value="149789" table:style-name="ce10">
            <text:p>149.789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63217" table:style-name="ce10">
            <text:p>63.217</text:p>
          </table:table-cell>
          <table:table-cell office:value-type="float" office:value="69868" table:style-name="ce10">
            <text:p>69.868</text:p>
          </table:table-cell>
          <table:table-cell office:value-type="float" office:value="75408" table:style-name="ce10">
            <text:p>75.408</text:p>
          </table:table-cell>
          <table:table-cell office:value-type="float" office:value="78413" table:style-name="ce10">
            <text:p>78.413</text:p>
          </table:table-cell>
          <table:table-cell table:number-columns-repeated="8" table:style-name="ce10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spondidas</text:p>
          </table:table-cell>
          <table:table-cell office:value-type="float" office:value="188" table:style-name="ce10">
            <text:p>188</text:p>
          </table:table-cell>
          <table:table-cell office:value-type="float" office:value="196" table:style-name="ce10">
            <text:p>196</text:p>
          </table:table-cell>
          <table:table-cell office:value-type="float" office:value="177" table:style-name="ce10">
            <text:p>177</text:p>
          </table:table-cell>
          <table:table-cell office:value-type="float" office:value="194" table:style-name="ce10">
            <text:p>194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spondidas</text:p>
          </table:table-cell>
          <table:table-cell office:value-type="float" office:value="25274" table:style-name="ce10">
            <text:p>25.274</text:p>
          </table:table-cell>
          <table:table-cell office:value-type="float" office:value="24186" table:style-name="ce10">
            <text:p>24.186</text:p>
          </table:table-cell>
          <table:table-cell office:value-type="float" office:value="25472" table:style-name="ce10">
            <text:p>25.472</text:p>
          </table:table-cell>
          <table:table-cell office:value-type="float" office:value="23644" table:style-name="ce10">
            <text:p>23.644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Respondidas</text:p>
          </table:table-cell>
          <table:table-cell office:value-type="float" office:value="4000" table:style-name="ce10">
            <text:p>4.000</text:p>
          </table:table-cell>
          <table:table-cell office:value-type="float" office:value="3627" table:style-name="ce10">
            <text:p>3.627</text:p>
          </table:table-cell>
          <table:table-cell office:value-type="float" office:value="3731" table:style-name="ce10">
            <text:p>3.731</text:p>
          </table:table-cell>
          <table:table-cell office:value-type="float" office:value="3527" table:style-name="ce10">
            <text:p>3.527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spondidas</text:p>
          </table:table-cell>
          <table:table-cell office:value-type="float" office:value="15689" table:style-name="ce10">
            <text:p>15.689</text:p>
          </table:table-cell>
          <table:table-cell office:value-type="float" office:value="14768" table:style-name="ce10">
            <text:p>14.768</text:p>
          </table:table-cell>
          <table:table-cell office:value-type="float" office:value="14883" table:style-name="ce10">
            <text:p>14.883</text:p>
          </table:table-cell>
          <table:table-cell office:value-type="float" office:value="16394" table:style-name="ce10">
            <text:p>16.394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spondidas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spondidas</text:p>
          </table:table-cell>
          <table:table-cell office:value-type="float" office:value="55732" table:style-name="ce10">
            <text:p>55.732</text:p>
          </table:table-cell>
          <table:table-cell office:value-type="float" office:value="46861" table:style-name="ce10">
            <text:p>46.861</text:p>
          </table:table-cell>
          <table:table-cell office:value-type="float" office:value="45744" table:style-name="ce10">
            <text:p>45.744</text:p>
          </table:table-cell>
          <table:table-cell office:value-type="float" office:value="53412" table:style-name="ce10">
            <text:p>53.412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spondidas</text:p>
          </table:table-cell>
          <table:table-cell office:value-type="float" office:value="29821" table:style-name="ce10">
            <text:p>29.821</text:p>
          </table:table-cell>
          <table:table-cell office:value-type="float" office:value="26042" table:style-name="ce10">
            <text:p>26.042</text:p>
          </table:table-cell>
          <table:table-cell office:value-type="float" office:value="22457" table:style-name="ce10">
            <text:p>22.457</text:p>
          </table:table-cell>
          <table:table-cell office:value-type="float" office:value="21308" table:style-name="ce10">
            <text:p>21.308</text:p>
          </table:table-cell>
          <table:table-cell table:number-columns-repeated="8" table:style-name="ce10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53" table:style-name="ce10">
            <text:p>153</text:p>
          </table:table-cell>
          <table:table-cell office:value-type="float" office:value="161" table:style-name="ce10">
            <text:p>161</text:p>
          </table:table-cell>
          <table:table-cell office:value-type="float" office:value="161" table:style-name="ce10">
            <text:p>161</text:p>
          </table:table-cell>
          <table:table-cell office:value-type="float" office:value="151" table:style-name="ce10">
            <text:p>151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23637" table:style-name="ce10">
            <text:p>23.637</text:p>
          </table:table-cell>
          <table:table-cell office:value-type="float" office:value="22423" table:style-name="ce10">
            <text:p>22.423</text:p>
          </table:table-cell>
          <table:table-cell office:value-type="float" office:value="23747" table:style-name="ce10">
            <text:p>23.747</text:p>
          </table:table-cell>
          <table:table-cell office:value-type="float" office:value="22371" table:style-name="ce10">
            <text:p>22.371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3484" table:style-name="ce10">
            <text:p>3.484</text:p>
          </table:table-cell>
          <table:table-cell office:value-type="float" office:value="3068" table:style-name="ce10">
            <text:p>3.068</text:p>
          </table:table-cell>
          <table:table-cell office:value-type="float" office:value="3224" table:style-name="ce10">
            <text:p>3.224</text:p>
          </table:table-cell>
          <table:table-cell office:value-type="float" office:value="2893" table:style-name="ce10">
            <text:p>2.893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4210" table:style-name="ce10">
            <text:p>14.210</text:p>
          </table:table-cell>
          <table:table-cell office:value-type="float" office:value="13134" table:style-name="ce10">
            <text:p>13.134</text:p>
          </table:table-cell>
          <table:table-cell office:value-type="float" office:value="13215" table:style-name="ce10">
            <text:p>13.215</text:p>
          </table:table-cell>
          <table:table-cell office:value-type="float" office:value="14201" table:style-name="ce10">
            <text:p>14.201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48309" table:style-name="ce10">
            <text:p>48.309</text:p>
          </table:table-cell>
          <table:table-cell office:value-type="float" office:value="40655" table:style-name="ce10">
            <text:p>40.655</text:p>
          </table:table-cell>
          <table:table-cell office:value-type="float" office:value="39786" table:style-name="ce10">
            <text:p>39.786</text:p>
          </table:table-cell>
          <table:table-cell office:value-type="float" office:value="46560" table:style-name="ce10">
            <text:p>46.560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25889" table:style-name="ce10">
            <text:p>25.889</text:p>
          </table:table-cell>
          <table:table-cell office:value-type="float" office:value="22409" table:style-name="ce10">
            <text:p>22.409</text:p>
          </table:table-cell>
          <table:table-cell office:value-type="float" office:value="19475" table:style-name="ce10">
            <text:p>19.475</text:p>
          </table:table-cell>
          <table:table-cell office:value-type="float" office:value="18457" table:style-name="ce10">
            <text:p>18.457</text:p>
          </table:table-cell>
          <table:table-cell table:number-columns-repeated="8" table:style-name="ce10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488" table:style-name="ce10">
            <text:p>488</text:p>
          </table:table-cell>
          <table:table-cell office:value-type="float" office:value="543" table:style-name="ce10">
            <text:p>543</text:p>
          </table:table-cell>
          <table:table-cell office:value-type="float" office:value="544" table:style-name="ce10">
            <text:p>544</text:p>
          </table:table-cell>
          <table:table-cell office:value-type="float" office:value="561" table:style-name="ce10">
            <text:p>561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67055" table:style-name="ce10">
            <text:p>67.055</text:p>
          </table:table-cell>
          <table:table-cell office:value-type="float" office:value="71253" table:style-name="ce10">
            <text:p>71.253</text:p>
          </table:table-cell>
          <table:table-cell office:value-type="float" office:value="75416" table:style-name="ce10">
            <text:p>75.416</text:p>
          </table:table-cell>
          <table:table-cell office:value-type="float" office:value="81086" table:style-name="ce10">
            <text:p>81.086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1565" table:style-name="ce10">
            <text:p>11.565</text:p>
          </table:table-cell>
          <table:table-cell office:value-type="float" office:value="11454" table:style-name="ce10">
            <text:p>11.454</text:p>
          </table:table-cell>
          <table:table-cell office:value-type="float" office:value="11091" table:style-name="ce10">
            <text:p>11.091</text:p>
          </table:table-cell>
          <table:table-cell office:value-type="float" office:value="11528" table:style-name="ce10">
            <text:p>11.528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46604" table:style-name="ce10">
            <text:p>46.604</text:p>
          </table:table-cell>
          <table:table-cell office:value-type="float" office:value="45859" table:style-name="ce10">
            <text:p>45.859</text:p>
          </table:table-cell>
          <table:table-cell office:value-type="float" office:value="46020" table:style-name="ce10">
            <text:p>46.020</text:p>
          </table:table-cell>
          <table:table-cell office:value-type="float" office:value="47347" table:style-name="ce10">
            <text:p>47.347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48022" table:style-name="ce10">
            <text:p>148.022</text:p>
          </table:table-cell>
          <table:table-cell office:value-type="float" office:value="153553" table:style-name="ce10">
            <text:p>153.553</text:p>
          </table:table-cell>
          <table:table-cell office:value-type="float" office:value="151020" table:style-name="ce10">
            <text:p>151.020</text:p>
          </table:table-cell>
          <table:table-cell office:value-type="float" office:value="149396" table:style-name="ce10">
            <text:p>149.396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63115" table:style-name="ce10">
            <text:p>63.115</text:p>
          </table:table-cell>
          <table:table-cell office:value-type="float" office:value="69807" table:style-name="ce10">
            <text:p>69.807</text:p>
          </table:table-cell>
          <table:table-cell office:value-type="float" office:value="75380" table:style-name="ce10">
            <text:p>75.380</text:p>
          </table:table-cell>
          <table:table-cell office:value-type="float" office:value="78342" table:style-name="ce10">
            <text:p>78.342</text:p>
          </table:table-cell>
          <table:table-cell table:number-columns-repeated="8" table:style-name="ce10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abertas</text:p>
          </table:table-cell>
          <table:table-cell office:value-type="float" office:value="10.106382978723403" table:style-name="ce9">
            <text:p>10,106</text:p>
          </table:table-cell>
          <table:table-cell office:value-type="float" office:value="12.244897959183673" table:style-name="ce9">
            <text:p>12,245</text:p>
          </table:table-cell>
          <table:table-cell office:value-type="float" office:value="5.6497175141242941" table:style-name="ce9">
            <text:p>5,650</text:p>
          </table:table-cell>
          <table:table-cell office:value-type="float" office:value="10.309278350515463" table:style-name="ce9">
            <text:p>10,309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abertas</text:p>
          </table:table-cell>
          <table:table-cell office:value-type="float" office:value="6.0061723510326823" table:style-name="ce9">
            <text:p>6,006</text:p>
          </table:table-cell>
          <table:table-cell office:value-type="float" office:value="7.0288596708839828" table:style-name="ce9">
            <text:p>7,029</text:p>
          </table:table-cell>
          <table:table-cell office:value-type="float" office:value="6.8153266331658289" table:style-name="ce9">
            <text:p>6,815</text:p>
          </table:table-cell>
          <table:table-cell office:value-type="float" office:value="6.1453222804939944" table:style-name="ce9">
            <text:p>6,145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Taxa de Reabertas</text:p>
          </table:table-cell>
          <table:table-cell office:value-type="float" office:value="6.625" table:style-name="ce9">
            <text:p>6,625</text:p>
          </table:table-cell>
          <table:table-cell office:value-type="float" office:value="7.4993107251171764" table:style-name="ce9">
            <text:p>7,499</text:p>
          </table:table-cell>
          <table:table-cell office:value-type="float" office:value="5.548110426159206" table:style-name="ce9">
            <text:p>5,548</text:p>
          </table:table-cell>
          <table:table-cell office:value-type="float" office:value="4.6498440601077409" table:style-name="ce9">
            <text:p>4,650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abertas</text:p>
          </table:table-cell>
          <table:table-cell office:value-type="float" office:value="8.8788323028873748" table:style-name="ce9">
            <text:p>8,879</text:p>
          </table:table-cell>
          <table:table-cell office:value-type="float" office:value="7.7938786565547131" table:style-name="ce9">
            <text:p>7,794</text:p>
          </table:table-cell>
          <table:table-cell office:value-type="float" office:value="7.5723980380299674" table:style-name="ce9">
            <text:p>7,572</text:p>
          </table:table-cell>
          <table:table-cell office:value-type="float" office:value="7.5149444918872748" table:style-name="ce9">
            <text:p>7,515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abertas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100" table:style-name="ce9">
            <text:p>100,000</text:p>
          </table:table-cell>
          <table:table-cell office:value-type="float" office:value="0" table:style-name="ce9">
            <text:p>0,000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abertas</text:p>
          </table:table-cell>
          <table:table-cell office:value-type="float" office:value="7.1000502404363743" table:style-name="ce9">
            <text:p>7,100</text:p>
          </table:table-cell>
          <table:table-cell office:value-type="float" office:value="6.397644096370116" table:style-name="ce9">
            <text:p>6,398</text:p>
          </table:table-cell>
          <table:table-cell office:value-type="float" office:value="6.8030779993004558" table:style-name="ce9">
            <text:p>6,803</text:p>
          </table:table-cell>
          <table:table-cell office:value-type="float" office:value="6.5603235228038637" table:style-name="ce9">
            <text:p>6,560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abertas</text:p>
          </table:table-cell>
          <table:table-cell office:value-type="float" office:value="6.3914690989571099" table:style-name="ce9">
            <text:p>6,391</text:p>
          </table:table-cell>
          <table:table-cell office:value-type="float" office:value="6.9195914292297056" table:style-name="ce9">
            <text:p>6,920</text:p>
          </table:table-cell>
          <table:table-cell office:value-type="float" office:value="6.1050006679431803" table:style-name="ce9">
            <text:p>6,105</text:p>
          </table:table-cell>
          <table:table-cell office:value-type="float" office:value="6.4670546273700014" table:style-name="ce9">
            <text:p>6,467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1.38297872340425" table:style-name="ce9">
            <text:p>81,383</text:p>
          </table:table-cell>
          <table:table-cell office:value-type="float" office:value="82.142857142857139" table:style-name="ce9">
            <text:p>82,143</text:p>
          </table:table-cell>
          <table:table-cell office:value-type="float" office:value="90.960451977401121" table:style-name="ce9">
            <text:p>90,960</text:p>
          </table:table-cell>
          <table:table-cell office:value-type="float" office:value="77.835051546391753" table:style-name="ce9">
            <text:p>77,835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6.234950747902232" table:style-name="ce9">
            <text:p>86,235</text:p>
          </table:table-cell>
          <table:table-cell office:value-type="float" office:value="85.616647575410468" table:style-name="ce9">
            <text:p>85,617</text:p>
          </table:table-cell>
          <table:table-cell office:value-type="float" office:value="85.86873983004881" table:style-name="ce9">
            <text:p>85,869</text:p>
          </table:table-cell>
          <table:table-cell office:value-type="float" office:value="85.929937773680578" table:style-name="ce9">
            <text:p>85,930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4.892787524366469" table:style-name="ce9">
            <text:p>84,893</text:p>
          </table:table-cell>
          <table:table-cell office:value-type="float" office:value="84.12393748286263" table:style-name="ce9">
            <text:p>84,124</text:p>
          </table:table-cell>
          <table:table-cell office:value-type="float" office:value="84.420005236973026" table:style-name="ce9">
            <text:p>84,420</text:p>
          </table:table-cell>
          <table:table-cell office:value-type="float" office:value="79.939209726443778" table:style-name="ce9">
            <text:p>79,939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100011977482339" table:style-name="ce9">
            <text:p>85,100</text:p>
          </table:table-cell>
          <table:table-cell office:value-type="float" office:value="85.893662938983724" table:style-name="ce9">
            <text:p>85,894</text:p>
          </table:table-cell>
          <table:table-cell office:value-type="float" office:value="85.717065576960493" table:style-name="ce9">
            <text:p>85,717</text:p>
          </table:table-cell>
          <table:table-cell office:value-type="float" office:value="86.401800924799218" table:style-name="ce9">
            <text:p>86,402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2.0408163265306123" table:style-name="ce9">
            <text:p>2,041</text:p>
          </table:table-cell>
          <table:table-cell office:value-type="float" office:value="100" table:style-name="ce9">
            <text:p>100,000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85519300490509" table:style-name="ce9">
            <text:p>85,855</text:p>
          </table:table-cell>
          <table:table-cell office:value-type="float" office:value="85.902339045365224" table:style-name="ce9">
            <text:p>85,902</text:p>
          </table:table-cell>
          <table:table-cell office:value-type="float" office:value="86.141121960724874" table:style-name="ce9">
            <text:p>86,141</text:p>
          </table:table-cell>
          <table:table-cell office:value-type="float" office:value="86.417461672667883" table:style-name="ce9">
            <text:p>86,417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6.637440599692113" table:style-name="ce9">
            <text:p>86,637</text:p>
          </table:table-cell>
          <table:table-cell office:value-type="float" office:value="85.99992324519323" table:style-name="ce9">
            <text:p>86,000</text:p>
          </table:table-cell>
          <table:table-cell office:value-type="float" office:value="86.686548562271881" table:style-name="ce9">
            <text:p>86,687</text:p>
          </table:table-cell>
          <table:table-cell office:value-type="float" office:value="86.437502926989183" table:style-name="ce9">
            <text:p>86,438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style-name="ce11"/>
          <table:table-cell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385999999999996" table:style-name="ce9">
            <text:p>99,386</text:p>
          </table:table-cell>
          <table:table-cell office:value-type="float" office:value="99.701999999999998" table:style-name="ce9">
            <text:p>99,702</text:p>
          </table:table-cell>
          <table:table-cell office:value-type="float" office:value="99.724000000000004" table:style-name="ce9">
            <text:p>99,724</text:p>
          </table:table-cell>
          <table:table-cell office:value-type="float" office:value="99.852000000000004" table:style-name="ce9">
            <text:p>99,852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NEXTEL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65000000000003" table:style-name="ce9">
            <text:p>99,965</text:p>
          </table:table-cell>
          <table:table-cell office:value-type="float" office:value="99.965000000000003" table:style-name="ce9">
            <text:p>99,965</text:p>
          </table:table-cell>
          <table:table-cell office:value-type="float" office:value="99.891999999999996" table:style-name="ce9">
            <text:p>99,892</text:p>
          </table:table-cell>
          <table:table-cell office:value-type="float" office:value="99.653999999999996" table:style-name="ce9">
            <text:p>99,654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73" table:style-name="ce9">
            <text:p>99,730</text:p>
          </table:table-cell>
          <table:table-cell office:value-type="float" office:value="99.691000000000003" table:style-name="ce9">
            <text:p>99,691</text:p>
          </table:table-cell>
          <table:table-cell office:value-type="float" office:value="99.847999999999999" table:style-name="ce9">
            <text:p>99,848</text:p>
          </table:table-cell>
          <table:table-cell office:value-type="float" office:value="99.876000000000005" table:style-name="ce9">
            <text:p>99,876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spondidas no Período</text:p>
          </table:table-cell>
          <table:table-cell office:value-type="float" office:value="22.222000000000001" table:style-name="ce9">
            <text:p>22,222</text:p>
          </table:table-cell>
          <table:table-cell office:value-type="float" office:value="100" table:style-name="ce9">
            <text:p>100,000</text:p>
          </table:table-cell>
          <table:table-cell office:value-type="float" office:value="90" table:style-name="ce9">
            <text:p>90,000</text:p>
          </table:table-cell>
          <table:table-cell office:value-type="float" office:value="12.727" table:style-name="ce9">
            <text:p>12,727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783000000000001" table:style-name="ce9">
            <text:p>99,783</text:p>
          </table:table-cell>
          <table:table-cell office:value-type="float" office:value="99.775000000000006" table:style-name="ce9">
            <text:p>99,775</text:p>
          </table:table-cell>
          <table:table-cell office:value-type="float" office:value="99.748000000000005" table:style-name="ce9">
            <text:p>99,748</text:p>
          </table:table-cell>
          <table:table-cell office:value-type="float" office:value="99.738" table:style-name="ce9">
            <text:p>99,738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838999999999999" table:style-name="ce9">
            <text:p>99,839</text:p>
          </table:table-cell>
          <table:table-cell office:value-type="float" office:value="99.912999999999997" table:style-name="ce9">
            <text:p>99,913</text:p>
          </table:table-cell>
          <table:table-cell office:value-type="float" office:value="99.962999999999994" table:style-name="ce9">
            <text:p>99,963</text:p>
          </table:table-cell>
          <table:table-cell office:value-type="float" office:value="99.909000000000006" table:style-name="ce9">
            <text:p>99,909</text:p>
          </table:table-cell>
          <table:table-cell table:style-name="ce11"/>
          <table:table-cell table:number-columns-repeated="7" table:style-name="ce9"/>
          <table:table-cell table:number-columns-repeated="16370"/>
        </table:table-row>
        <table:table-row table:style-name="ro2">
          <table:table-cell table:number-columns-repeated="2" table:style-name="ce1"/>
          <table:table-cell table:number-columns-repeated="12" table:style-name="ce15"/>
          <table:table-cell table:number-columns-repeated="16370"/>
        </table:table-row>
        <table:table-row table:number-rows-repeated="10484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/>
    </number:number-style>
    <number:number-style style:name="N37">
      <number:number number:decimal-places="3" number:min-integer-digits="1" number:grouping="true"/>
    </number:number-style>
    <number:date-style style:name="N38" number:language="pt" number:country="BR">
      <number:month number:textual="true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1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1P0"/>
    </number:currency-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BuiltIn_Comma" style:family="table-cell" style:data-style-name="N4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Luigy de Freitas</meta:initial-creator>
    <dc:creator>Windows User</dc:creator>
    <meta:creation-date>2014-01-29T16:04:22Z</meta:creation-date>
    <dc:date>2019-06-25T14:05:47Z</dc:date>
    <meta:print-date>2015-03-26T18:24:48Z</meta:print-date>
    <meta:editing-cycles>21</meta:editing-cycles>
    <meta:editing-duration>PT5781S</meta:editing-duration>
    <meta:user-defined meta:name="ContentTypeId">0x0101002A45CBFE0405274DA36A8417DAB47682</meta:user-defined>
  </office:meta>
</office:document-meta>
</file>